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fo:font-size="14pt" style:font-size-asian="14pt" style:font-size-complex="14pt"/>
    </style:style>
    <style:style style:name="P3" style:parent-style-name="Standard" style:family="paragraph">
      <style:text-properties fo:font-size="14pt" style:font-size-asian="14pt" style:font-size-complex="14pt"/>
    </style:style>
    <style:style style:name="P4" style:parent-style-name="Standard" style:family="paragraph">
      <style:text-properties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Standard" style:family="paragraph">
      <style:paragraph-properties fo:text-align="center"/>
      <style:text-properties fo:font-weight="bold" style:font-weight-asian="bold" style:font-weight-complex="bold" fo:font-size="20pt" style:font-size-asian="20pt" style:font-size-complex="20pt"/>
    </style:style>
    <style:style style:name="P7" style:parent-style-name="Standard" style:family="paragraph">
      <style:paragraph-properties fo:text-align="center"/>
      <style:text-properties fo:font-weight="bold" style:font-weight-asian="bold" style:font-weight-complex="bold" fo:font-size="20pt" style:font-size-asian="20pt" style:font-size-complex="20pt"/>
    </style:style>
    <style:style style:name="P8" style:parent-style-name="Standard" style:family="paragraph">
      <style:paragraph-properties fo:text-align="center"/>
      <style:text-properties fo:font-weight="bold" style:font-weight-asian="bold" style:font-weight-complex="bold" fo:font-size="18pt" style:font-size-asian="18pt" style:font-size-complex="18pt"/>
    </style:style>
    <style:style style:name="P9" style:parent-style-name="Standard" style:family="paragraph">
      <style:text-properties fo:font-size="14pt" style:font-size-asian="14pt" style:font-size-complex="14pt"/>
    </style:style>
    <style:style style:name="P10" style:parent-style-name="Standard" style:list-style-name="LFO1" style:family="paragraph">
      <style:text-properties fo:font-size="14pt" style:font-size-asian="14pt" style:font-size-complex="14pt"/>
    </style:style>
    <style:style style:name="P11" style:parent-style-name="Standard" style:list-style-name="LFO2" style:family="paragraph">
      <style:text-properties fo:font-size="14pt" style:font-size-asian="14pt" style:font-size-complex="14pt"/>
    </style:style>
    <style:style style:name="P12" style:parent-style-name="Standard" style:list-style-name="LFO2" style:family="paragraph">
      <style:text-properties fo:font-size="14pt" style:font-size-asian="14pt" style:font-size-complex="14pt"/>
    </style:style>
    <style:style style:name="P13" style:parent-style-name="Standard" style:list-style-name="LFO2" style:family="paragraph">
      <style:text-properties fo:font-size="14pt" style:font-size-asian="14pt" style:font-size-complex="14pt"/>
    </style:style>
    <style:style style:name="P14" style:parent-style-name="Standard" style:list-style-name="LFO1" style:family="paragraph">
      <style:text-properties fo:font-size="14pt" style:font-size-asian="14pt" style:font-size-complex="14pt"/>
    </style:style>
    <style:style style:name="P15" style:parent-style-name="Standard" style:list-style-name="LFO3" style:family="paragraph">
      <style:text-properties fo:font-size="14pt" style:font-size-asian="14pt" style:font-size-complex="14pt"/>
    </style:style>
    <style:style style:name="P16" style:parent-style-name="Standard" style:list-style-name="LFO3" style:family="paragraph">
      <style:text-properties fo:font-size="14pt" style:font-size-asian="14pt" style:font-size-complex="14pt"/>
    </style:style>
    <style:style style:name="P17" style:parent-style-name="Standard" style:list-style-name="LFO3" style:family="paragraph">
      <style:text-properties fo:font-size="14pt" style:font-size-asian="14pt" style:font-size-complex="14pt"/>
    </style:style>
    <style:style style:name="P18" style:parent-style-name="Standard" style:list-style-name="LFO3" style:family="paragraph">
      <style:text-properties fo:font-size="14pt" style:font-size-asian="14pt" style:font-size-complex="14pt"/>
    </style:style>
    <style:style style:name="P19" style:parent-style-name="Standard" style:list-style-name="LFO4" style:family="paragraph"/>
    <style:style style:name="T20" style:parent-style-name="Policepardéfaut" style:family="text">
      <style:text-properties fo:font-size="14pt" style:font-size-asian="14pt" style:font-size-complex="14pt"/>
    </style:style>
    <style:style style:name="P21" style:parent-style-name="Standard" style:list-style-name="LFO4" style:family="paragraph"/>
    <style:style style:name="T22" style:parent-style-name="Policepardéfaut" style:family="text">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5" style:parent-style-name="Policepardéfaut" style:family="text">
      <style:text-properties fo:font-weight="bold" style:font-weight-asian="bold" style:font-weight-complex="bold"/>
    </style:style>
    <style:style style:name="T26" style:parent-style-name="Policepardéfaut" style:family="text">
      <style:text-properties fo:font-weight="bold" style:font-weight-asian="bold" style:font-weight-complex="bold" fo:font-size="16pt" style:font-size-asian="16pt" style:font-size-complex="16pt"/>
    </style:style>
    <style:style style:name="P27" style:parent-style-name="Standard" style:family="paragraph">
      <style:text-properties fo:font-weight="bold" style:font-weight-asian="bold" style:font-weight-complex="bold" fo:font-size="16pt" style:font-size-asian="16pt" style:font-size-complex="16pt"/>
    </style:style>
    <style:style style:name="P28" style:parent-style-name="Standard" style:family="paragraph">
      <style:text-properties fo:font-weight="bold" style:font-weight-asian="bold" style:font-weight-complex="bold" fo:font-size="16pt" style:font-size-asian="16pt" style:font-size-complex="16pt"/>
    </style:style>
    <style:style style:name="P29" style:parent-style-name="Standard" style:family="paragraph">
      <style:paragraph-properties fo:break-before="page"/>
    </style:style>
    <style:style style:name="P30" style:parent-style-name="Standard" style:list-style-name="LFO5" style:family="paragraph">
      <style:text-properties fo:font-weight="bold" style:font-weight-asian="bold" fo:font-size="24pt" style:font-size-asian="24pt"/>
    </style:style>
    <style:style style:name="P31" style:parent-style-name="Standard" style:family="paragraph">
      <style:paragraph-properties fo:text-indent="0.25in"/>
    </style:style>
    <style:style style:name="T32" style:parent-style-name="Policepardéfaut" style:family="text">
      <style:text-properties fo:font-weight="bold" style:font-weight-asian="bold" style:font-weight-complex="bold" fo:font-size="14pt" style:font-size-asian="14pt" style:font-size-complex="14pt"/>
    </style:style>
    <style:style style:name="P33" style:parent-style-name="Standard" style:family="paragraph">
      <style:text-properties fo:font-weight="bold" style:font-weight-asian="bold" style:font-weight-complex="bold" fo:font-size="14pt" style:font-size-asian="14pt" style:font-size-complex="14pt"/>
    </style:style>
    <style:style style:name="P34" style:parent-style-name="Standard" style:family="paragraph">
      <style:text-properties fo:font-weight="bold" style:font-weight-asian="bold" style:font-weight-complex="bold" fo:font-size="14pt" style:font-size-asian="14pt" style:font-size-complex="14pt"/>
    </style:style>
    <style:style style:name="P35" style:parent-style-name="Standard" style:family="paragraph">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fo:font-size="14pt" style:font-size-asian="14pt"/>
    </style:style>
    <style:style style:name="T37" style:parent-style-name="Policepardéfaut" style:family="text">
      <style:text-properties fo:font-weight="bold" style:font-weight-asian="bold" style:font-weight-complex="bold" fo:font-size="14pt" style:font-size-asian="14pt" style:font-size-complex="14pt"/>
    </style:style>
    <style:style style:name="T38" style:parent-style-name="Policepardéfaut" style:family="text">
      <style:text-properties fo:font-weight="bold" style:font-weight-asian="bold" style:font-weight-complex="bold" fo:font-size="14pt" style:font-size-asian="14pt" style:font-size-complex="14pt"/>
    </style:style>
    <style:style style:name="T39" style:parent-style-name="Policepardéfaut" style:family="text">
      <style:text-properties fo:font-weight="bold" style:font-weight-asian="bold" style:font-weight-complex="bold" fo:font-size="14pt" style:font-size-asian="14pt" style:font-size-complex="14pt"/>
    </style:style>
    <style:style style:name="P40" style:parent-style-name="Standard" style:family="paragraph">
      <style:text-properties style:font-weight-complex="bold" style:font-size-complex="14pt"/>
    </style:style>
    <style:style style:name="P41" style:parent-style-name="Standard" style:family="paragraph">
      <style:text-properties fo:font-weight="bold" style:font-weight-asian="bold" style:font-weight-complex="bold" fo:font-size="14pt" style:font-size-asian="14pt" style:font-size-complex="14pt"/>
    </style:style>
    <style:style style:name="T42" style:parent-style-name="Policepardéfaut" style:family="text">
      <style:text-properties fo:font-weight="bold" style:font-weight-asian="bold" style:font-weight-complex="bold" fo:font-size="14pt" style:font-size-asian="14pt" style:font-size-complex="14pt"/>
    </style:style>
    <style:style style:name="T43" style:parent-style-name="Policepardéfaut" style:family="text">
      <style:text-properties style:font-weight-complex="bold" style:font-size-complex="14pt"/>
    </style:style>
    <style:style style:name="P44" style:parent-style-name="Standard" style:family="paragraph">
      <style:text-properties style:font-weight-complex="bold" style:font-size-complex="14pt"/>
    </style:style>
    <style:style style:name="P45" style:parent-style-name="Standard" style:family="paragraph">
      <style:text-properties fo:font-weight="bold" style:font-weight-asian="bold" style:font-weight-complex="bold" fo:font-size="14pt" style:font-size-asian="14pt" style:font-size-complex="14pt"/>
    </style:style>
    <style:style style:name="T46" style:parent-style-name="Policepardéfaut" style:family="text">
      <style:text-properties fo:font-weight="bold" style:font-weight-asian="bold" style:font-weight-complex="bold" fo:font-size="14pt" style:font-size-asian="14pt" style:font-size-complex="14pt"/>
    </style:style>
    <style:style style:name="T47" style:parent-style-name="Policepardéfaut" style:family="text">
      <style:text-properties style:font-weight-complex="bold" style:font-size-complex="14pt"/>
    </style:style>
    <style:style style:name="P48" style:parent-style-name="Standard" style:family="paragraph">
      <style:text-properties style:font-weight-complex="bold" style:font-size-complex="14pt"/>
    </style:style>
    <style:style style:name="P49" style:parent-style-name="Standard" style:family="paragraph">
      <style:text-properties fo:font-weight="bold" style:font-weight-asian="bold" style:font-weight-complex="bold" fo:font-size="14pt" style:font-size-asian="14pt" style:font-size-complex="14pt"/>
    </style:style>
    <style:style style:name="P50" style:parent-style-name="Standard" style:family="paragraph">
      <style:text-properties style:font-weight-complex="bold" style:font-size-complex="14pt"/>
    </style:style>
    <style:style style:name="T51" style:parent-style-name="Policepardéfaut" style:family="text">
      <style:text-properties fo:font-weight="bold" style:font-weight-asian="bold" style:font-weight-complex="bold" fo:font-size="14pt" style:font-size-asian="14pt" style:font-size-complex="14pt"/>
    </style:style>
    <style:style style:name="P52" style:parent-style-name="Standard" style:family="paragraph">
      <style:text-properties fo:font-weight="bold" style:font-weight-asian="bold" style:font-weight-complex="bold" fo:font-size="14pt" style:font-size-asian="14pt" style:font-size-complex="14pt"/>
    </style:style>
    <style:style style:name="T5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5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5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6" style:parent-style-name="Standard" style:family="paragraph">
      <style:text-properties fo:font-weight="bold" style:font-weight-asian="bold" style:font-weight-complex="bold" fo:font-size="14pt" style:font-size-asian="14pt" style:font-size-complex="14pt"/>
    </style:style>
    <style:style style:name="P57" style:parent-style-name="Standard" style:family="paragraph">
      <style:text-properties fo:font-weight="bold" style:font-weight-asian="bold" style:font-weight-complex="bold" fo:font-size="14pt" style:font-size-asian="14pt" style:font-size-complex="14pt"/>
    </style:style>
    <style:style style:name="T58" style:parent-style-name="Policepardéfaut" style:family="text">
      <style:text-properties style:font-weight-complex="bold" style:font-size-complex="14pt"/>
    </style:style>
    <style:style style:name="T59" style:parent-style-name="Policepardéfaut" style:family="text">
      <style:text-properties style:font-weight-complex="bold" style:font-size-complex="14pt"/>
    </style:style>
    <style:style style:name="T60" style:parent-style-name="Policepardéfaut" style:family="text">
      <style:text-properties style:font-weight-complex="bold" style:font-size-complex="14pt"/>
    </style:style>
    <style:style style:name="T61" style:parent-style-name="Policepardéfaut" style:family="text">
      <style:text-properties style:font-weight-complex="bold" style:font-size-complex="14pt"/>
    </style:style>
    <style:style style:name="T62" style:parent-style-name="Policepardéfaut" style:family="text">
      <style:text-properties style:font-weight-complex="bold" style:font-size-complex="14pt"/>
    </style:style>
    <style:style style:name="T63" style:parent-style-name="Policepardéfaut" style:family="text">
      <style:text-properties style:font-weight-complex="bold" style:font-size-complex="14pt"/>
    </style:style>
    <style:style style:name="T64" style:parent-style-name="Policepardéfaut" style:family="text">
      <style:text-properties style:font-weight-complex="bold" style:font-size-complex="14pt"/>
    </style:style>
    <style:style style:name="T65" style:parent-style-name="Policepardéfaut" style:family="text">
      <style:text-properties style:font-weight-complex="bold" style:font-size-complex="14pt"/>
    </style:style>
    <style:style style:name="P66" style:parent-style-name="Standard" style:family="paragraph">
      <style:text-properties fo:font-weight="bold" style:font-weight-asian="bold" style:font-weight-complex="bold" fo:font-size="14pt" style:font-size-asian="14pt" style:font-size-complex="14pt"/>
    </style:style>
    <style:style style:name="P67" style:parent-style-name="Standard" style:family="paragraph">
      <style:text-properties fo:font-weight="bold" style:font-weight-asian="bold" fo:font-size="14pt" style:font-size-asian="14pt"/>
    </style:style>
  </office:automatic-styles>
  <office:body>
    <office:text text:use-soft-page-breaks="true">
      <text:p text:style-name="P1"/>
      <text:p text:style-name="P2">Université Paris Diderot</text:p>
      <text:p text:style-name="P3">L3 informatique</text:p>
      <text:p text:style-name="P4">Sécurité 2017-2018</text:p>
      <text:p text:style-name="P5"/>
      <text:p text:style-name="Standard"/>
      <text:p text:style-name="P6">MODULE : SÉCURITÉ INFORMATIQUE</text:p>
      <text:p text:style-name="P7">PROJET : CHIFFREMENT PAR SUBSTITUTION</text:p>
      <text:p text:style-name="P8"/>
      <text:p text:style-name="P9"/>
      <text:list text:style-name="LFO1" text:continue-numbering="true">
        <text:list-item>
          <text:p text:style-name="P10">Chiffrage et déchiffrage</text:p>
        </text:list-item>
      </text:list>
      <text:list text:style-name="LFO2" text:continue-numbering="true">
        <text:list-item>
          <text:p text:style-name="P11">Chiffre de César</text:p>
        </text:list-item>
        <text:list-item>
          <text:p text:style-name="P12">Chiffre<text:s/>par permutation</text:p>
        </text:list-item>
        <text:list-item>
          <text:p text:style-name="P13">Chiffre de Vigenère</text:p>
        </text:list-item>
      </text:list>
      <text:list text:style-name="LFO1" text:continue-numbering="true">
        <text:list-item>
          <text:p text:style-name="P14">Décryptage</text:p>
        </text:list-item>
      </text:list>
      <text:list text:style-name="LFO3" text:continue-numbering="true">
        <text:list-item>
          <text:p text:style-name="P15">Décryptage du chiffre de César</text:p>
          <text:list text:continue-numbering="true">
            <text:list-item>
              <text:p text:style-name="P16">Connaissance d’un mot</text:p>
            </text:list-item>
            <text:list-item>
              <text:p text:style-name="P17">Fréquences des lettres</text:p>
            </text:list-item>
            <text:list-item>
              <text:p text:style-name="P18">Force Brute</text:p>
            </text:list-item>
          </text:list>
        </text:list-item>
      </text:list>
      <text:list text:style-name="LFO4" text:continue-numbering="true">
        <text:list-item>
          <text:p text:style-name="P19"><text:span text:style-name="T20">Décryptage du chiffre de Vigenère</text:span></text:p>
        </text:list-item>
        <text:list-item>
          <text:p text:style-name="P21"><text:span text:style-name="T22">Décryptage du chiffre par Permutation</text:span></text:p>
        </text:list-item>
      </text:list>
      <text:p text:style-name="P23"><text:tab/><text:tab/></text:p>
      <text:p text:style-name="Standard"/>
      <text:p text:style-name="Standard"/>
      <text:p text:style-name="P24">Membres du groupe :</text:p>
      <text:p text:style-name="Standard"><text:span text:style-name="T25"><text:tab/></text:span><text:span text:style-name="T26">ZHOU Eric</text:span></text:p>
      <text:p text:style-name="P27"><text:tab/>FENEK Ouarda</text:p>
      <text:p text:style-name="P28"/>
      <text:p text:style-name="P29"/>
      <text:list text:style-name="LFO5" text:continue-numbering="true">
        <text:list-item>
          <text:p text:style-name="P30">Chiffrement et Déchiffrement</text:p>
        </text:list-item>
      </text:list>
      <text:p text:style-name="P31">Pour tout le projet, le texte à chiffrer, déchiffrer ou décrypter est lu à partir d’un fichier et mis dans une chaine de caractères.<text:s/></text:p>
      <text:p text:style-name="Standard"><text:tab/><text:span text:style-name="T32">1- Chiffrement :</text:span></text:p>
      <text:p text:style-name="P33">César :</text:p>
      <text:p text:style-name="Standard"><text:tab/>Ayant la clé, on lui applique d’abord un modulo 26 pour<text:s/>s’assurer qu’on aura toujours des caractères alphabétiques, on chiffre ensuite notre texte en ajoutant la clé à chaque caractère, si on dépasse le ‘z’ on recycle sur l’alphabet en faisant en repassant à ‘a’.</text:p>
      <text:p text:style-name="Standard"/>
      <text:p text:style-name="P34">Vigenère :</text:p>
      <text:p text:style-name="Standard"><text:tab/>Ayant la clé sous forme d’une chaîne de caractères, on retrouve sa longueur et l’indice de chacun de ses caractères dans l’alphabet. On parcourt ensuite le texte, et on applique dans l’ordre des décalages correspondants aux indices retrouvés.</text:p>
      <text:p text:style-name="Standard"/>
      <text:p text:style-name="P35">Permutation :</text:p>
      <text:p text:style-name="Standard"><text:tab/>Notre permutation est une suite<text:s/>de caractères, tels que le premier est envoyé vers le deuxième, le deuxième vers le troisième… et le dernier vers le premier.</text:p>
      <text:p text:style-name="Standard">Exemple :</text:p>
      <text:p text:style-name="Standard">Si la clé est ‘table’ alors dans notre texte, ‘t’ est chiffré par ‘a’, ‘a’ par ‘b’, ‘b’ par ‘l’, ‘l’ par ‘e ‘et ‘e’ par<text:s/>‘t’. <text:s/></text:p>
      <text:p text:style-name="Standard"><text:tab/></text:p>
      <text:p text:style-name="P36">Utilisation du programme pour le codage :</text:p>
      <text:p text:style-name="Standard">java -jar encode.jar &lt;type&gt; &lt;clé&gt; &lt;fichier&gt;<text:s/></text:p>
      <text:p text:style-name="Standard">Type : le type d’encodage voulu : « c » pour César, « v » pour Vigenère, « p » pour permutation</text:p>
      <text:p text:style-name="Standard">Clé : la clé pour encoder, un nombre pour César, un mot pour<text:s/>Vigenère, une permutation pour la permutation</text:p>
      <text:p text:style-name="Standard">Fichier : le fichier où se trouve le texte à encoder</text:p>
      <text:p text:style-name="Standard"/>
      <text:p text:style-name="Standard"/>
      <text:p text:style-name="Standard"><text:tab/><text:span text:style-name="T37">2- Déchiffrement :</text:span></text:p>
      <text:p text:style-name="Standard"><text:span text:style-name="T38">César</text:span> <text:span text:style-name="T39">:<text:s/></text:span></text:p>
      <text:p text:style-name="P40"><text:tab/>Le déchiffrement de César consiste a faire l’opération inverse du chiffrement. Il suffit de retirer à la lettre la clé pour obtenir le résultat déchiffré.<text:s/></text:p>
      <text:p text:style-name="P41">Vigenère :</text:p>
      <text:p text:style-name="Standard"><text:span text:style-name="T42"><text:tab/></text:span><text:span text:style-name="T43">Tout comme de déchiffrement de César, on peut appliquer le même principe que pour le chiffrement mais chaque lettre est décodée en lui retirant la valeur correspondant au caractère lui correspondant de la clé.</text:span></text:p>
      <text:p text:style-name="P44"/>
      <text:p text:style-name="P45">Permutation :</text:p>
      <text:p text:style-name="Standard"><text:span text:style-name="T46"><text:tab/></text:span><text:span text:style-name="T47">Toujours sur le même principe, si une lettre du message codé est dans les permutations (la clé), on la replace par la lettre précédente dans la clé, ou la dernière si c’est la première. On ne change pas une lettre qui n’est pas dans la clé</text:span></text:p>
      <text:p text:style-name="P48"/>
      <text:p text:style-name="P49">Utilisation du programme pour le décodage :<text:s/></text:p>
      <text:p text:style-name="P50">java -jar decode.jar &lt;type&gt; &lt;clé&gt; &lt;fichier&gt;</text:p>
      <text:p text:style-name="Standard">Type : le type d’encodage voulu : « c » pour César, « v » pour Vigenère, « p » pour permutation</text:p>
      <text:p text:style-name="Standard">Clé : la clé pour endéder, un nombre pour César, un mot pour Vigenère, une permutation pour la permutation</text:p>
      <text:p text:style-name="Standard">Fichier : le fichier où se trouve le texte à encoder</text:p>
      <text:soft-page-break/>
      <text:p text:style-name="Standard"><text:tab/><text:span text:style-name="T51">3- Décryptage :</text:span></text:p>
      <text:p text:style-name="P52">César :</text:p>
      <text:p text:style-name="Standard"><text:tab/><text:span text:style-name="T53">Méthode 1 : en connaissant un mot</text:span></text:p>
      <text:p text:style-name="Standard">Connaissant un mot du texte, on parcourt<text:s/>le texte. Dès qu’on trouve un mot ayant la même longueur que celui<text:s/>donné en paramètre, on prend le décalage de la première lettre (i.e<text:s/>: la différence entre les premières lettres des deux mots), on l’applique ensuite sur le reste des lettres du mot donné.</text:p>
      <text:p text:style-name="Standard">Si le mot obtenu correspond à celui qu’on veut décrypter, alors on<text:s/>a bien notre clé.<text:s/>Sinon, on continue la recherche.<text:s/></text:p>
      <text:p text:style-name="Standard"/>
      <text:p text:style-name="Standard"><text:tab/><text:span text:style-name="T54">Méthode 2 : avec les fréquences</text:span></text:p>
      <text:p text:style-name="Standard">Ayant les fréquences des lettres dans la langue, on<text:s/>calcul<text:s/>également<text:s/>la fréquence des lettres<text:s/>dans le texte à décrypter. On les ordonne. Ensuite, dans un tableau, on sauvegarde la différence entre chaque deux<text:s/>lettres qui apparaissent dans le même indice du tableau des fréquences initiales et celui des fréquences dans le texte.</text:p>
      <text:p text:style-name="Standard">La clé de César sera alors l’élément le plus fréquent dans le tableau des différences.</text:p>
      <text:p text:style-name="Standard"><text:tab/></text:p>
      <text:p text:style-name="Standard"><text:tab/><text:span text:style-name="T55">Méthode3 : par force brute</text:span></text:p>
      <text:p text:style-name="Standard">En essayant les<text:s/>clés un par un, on peut retrouver le texte original en s’assurant que la plupart des mots du texte décodé soient bien des mots du dictionnaire, si la proportion de mots appartenant au dictionnaire dépasse un certain seuil, on peut considérer qu’on a réussi<text:s/>à décrypter le message.</text:p>
      <text:p text:style-name="P56"/>
      <text:p text:style-name="P57">Vigenère :</text:p>
      <text:p text:style-name="Standard"><text:span text:style-name="T58">Pour décrypter Vigenère, on s’appuie sur le fait qu’on connait la longueur de la clé. On sait que chaque même lettre encodée par une même lettre de la clé donnera toujours le même résultat. On peut alors s’appuyer sur<text:s/></text:span><text:span text:style-name="T59">des statistiques pour retrouver la clé.<text:s/></text:span><text:span text:style-name="T60">En répartissant les lettres du texte encodé<text:s/></text:span><text:span text:style-name="T61">lettre par lettre<text:s/></text:span><text:span text:style-name="T62">dans un tableau de la<text:s/></text:span><text:span text:style-name="T63">même longueur que celle de la clé, on se retrouve avec dans chaque case du tableau une chaine de caractères qui sont toutes encodé par le même caractère de la clé.<text:s/></text:span><text:span text:style-name="T64">Il nous suffit donc de faire un décryptage semblable à celui de César sur<text:s/></text:span><text:span text:style-name="T65">ces cases pour trouver la lettre de la clé correspondant a l’index de la case du tableau. On décodera le texte avec la clé ainsi obtenue.</text:span></text:p>
      <text:p text:style-name="Standard"/>
      <text:p text:style-name="P66">Permutation :</text:p>
      <text:p text:style-name="Standard">Pour cette méthode, on a opté pour un décryptage sur les lettres ayant une<text:s/>fréquence supérieure à 0.05 (il y en a 9) car on a estimé les autres fréquences trop petites et peuvent induire beaucoup d’erreurs. On les ordonne.</text:p>
      <text:p text:style-name="Standard">On cherche ensuite la fréquence des lettres dans le texte, et on prend dans l’ordre les neuf premières dont<text:s/>la fréquence est la plus grande.</text:p>
      <text:p text:style-name="Standard">On renvoie le texte initial partiellement décrypté ou chaque lettre ou la lettre le plus fréquente dans ce dernier est remplacé par la lettre la plus fréquente dans la langue, ainsi que la deuxième lettre la plus fréquente<text:s/>jusqu’à la neuvième.</text:p>
      <text:p text:style-name="Standard"/>
      <text:p text:style-name="P67">Utilisation du programme pour le décryptage :</text:p>
      <text:p text:style-name="Standard">java -jar decrypt.jar &lt;type&gt; &lt;indice&gt; &lt;fichier&gt; &lt;algorithme&gt;</text:p>
      <text:p text:style-name="Standard">Type : le type d’encodage voulu : « c » pour César, « v » pour Vigenère, « p » pour permutation</text:p>
      <text:p text:style-name="Standard">Indice : indice pour certain décryptage, le mot connu pour le décryptage avec César avec un mot connu, la longueur de la clé pour Vigenère avec les statistiques</text:p>
      <text:p text:style-name="Standard">Fichier : le fichier où se trouve le texte à encoder</text:p>
      <text:p text:style-name="Standard">Algorithme : l’algorithme à utiliser pour décrypter un message, « b » pour force brute, « s » pour les statistiques, « m » en connaissant le mo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ric Zhou</dc:creator>
    <meta:creation-date>2018-04-04T15:30:00Z</meta:creation-date>
    <dc:date>2018-04-05T16:12:00Z</dc:date>
    <meta:template xlink:href="Normal.dotm" xlink:type="simple"/>
    <meta:editing-cycles>18</meta:editing-cycles>
    <meta:editing-duration>PT16200S</meta:editing-duration>
    <meta:document-statistic meta:page-count="3" meta:paragraph-count="11" meta:word-count="921" meta:character-count="5979" meta:row-count="42" meta:non-whitespace-character-count="5069"/>
  </office:meta>
</office:document-meta>
</file>